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70" calcext:value-type="float">
            <text:p>1070</text:p>
          </table:table-cell>
          <table:table-cell table:style-name="ce7" table:formula="of:=COUNTIF([.B7:.B1095];&quot;X&quot;)" office:value-type="float" office:value="917" calcext:value-type="float">
            <text:p>917</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34" calcext:value-type="float">
            <text:p>113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3" table:number-rows-repeated="174">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16">00/00/0000</text:date>, <text:time style:data-style-name="N2" text:time-value="19:11:58.59158022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16T19:12:20.911766381</dc:date>
    <meta:editing-duration>P1DT5H6M14S</meta:editing-duration>
    <meta:editing-cycles>1071</meta:editing-cycles>
    <meta:document-statistic meta:table-count="1" meta:cell-count="6447" meta:object-count="0"/>
  </office:meta>
</office:document-meta>
</file>